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 Unicode MS" svg:font-family="'Arial Unicode MS'" style:font-family-generic="swiss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oto Sans" svg:font-family="'Noto Sans'" style:font-family-generic="system" style:font-pitch="variable"/>
    <style:font-face style:name="NotoSans NF" svg:font-family="'NotoSans NF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small-caps" style:font-name="Cambria" fo:font-size="18pt" fo:letter-spacing="0.0209in" fo:text-shadow="1pt 1pt" fo:font-weight="bold" style:font-size-asian="18pt" style:font-weight-asian="bold" style:font-name-complex="Tahoma" style:font-size-complex="18pt"/>
    </style:style>
    <style:style style:name="P2" style:family="paragraph" style:parent-style-name="Standard">
      <style:text-properties fo:font-variant="small-caps" style:font-name="Cambria" fo:font-size="11pt" fo:letter-spacing="0.0209in" fo:text-shadow="1pt 1pt" fo:font-weight="bold" style:font-size-asian="11pt" style:font-weight-asian="bold" style:font-name-complex="Tahoma" style:font-size-complex="11pt"/>
    </style:style>
    <style:style style:name="P3" style:family="paragraph" style:parent-style-name="Standard">
      <style:text-properties style:font-name="Cambria" fo:font-size="11pt" style:font-size-asian="11pt" style:font-name-complex="Tahoma" style:font-size-complex="11pt"/>
    </style:style>
    <style:style style:name="P4" style:family="paragraph" style:parent-style-name="Standard">
      <style:paragraph-properties fo:margin-left="0.1299in" fo:margin-right="0in"/>
      <style:text-properties style:font-name="Cambria" fo:font-size="11pt" officeooo:rsid="001d4b1f" officeooo:paragraph-rsid="001d4b1f" style:font-size-asian="11pt" style:font-name-complex="Tahoma" style:font-size-complex="11pt"/>
    </style:style>
    <style:style style:name="P5" style:family="paragraph" style:parent-style-name="Standard">
      <style:paragraph-properties fo:margin-left="0.1299in" fo:margin-right="0in"/>
      <style:text-properties style:font-name="Cambria" fo:font-size="11pt" style:font-size-asian="11pt" style:font-name-complex="Tahoma" style:font-size-complex="11pt"/>
    </style:style>
    <style:style style:name="P6" style:family="paragraph" style:parent-style-name="Standard">
      <style:text-properties style:font-name="Cambria" fo:font-size="11pt" officeooo:paragraph-rsid="001d4b1f" style:font-size-asian="11pt" style:font-name-complex="Tahoma" style:font-size-complex="11pt"/>
    </style:style>
    <style:style style:name="P7" style:family="paragraph" style:parent-style-name="Standard">
      <style:text-properties style:font-name="Cambria" fo:font-size="11pt" officeooo:rsid="001d4b1f" officeooo:paragraph-rsid="001d4b1f" style:font-size-asian="11pt" style:font-name-complex="Tahoma" style:font-size-complex="11pt"/>
    </style:style>
    <style:style style:name="T1" style:family="text">
      <style:text-properties officeooo:rsid="001d4b1f"/>
    </style:style>
    <style:style style:name="T2" style:family="text">
      <style:text-properties style:font-name="Cambria" fo:font-size="11pt" style:font-size-asian="11pt" style:font-name-complex="Tahoma" style:font-size-complex="11pt"/>
    </style:style>
    <style:style style:name="T3" style:family="text">
      <style:text-properties style:font-name="Cambria" fo:font-size="11pt" fo:font-weight="bold" style:font-size-asian="11pt" style:font-weight-asian="bold" style:font-name-complex="Tahoma" style:font-size-complex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umo Analítico</text:p>
      <text:p text:style-name="P2"/>
      <text:p text:style-name="P3">Nome: <text:span text:style-name="T1">Vicente Franzini</text:span></text:p>
      <text:p text:style-name="P3">Referência de cada fonte analisada:</text:p>
      <text:p text:style-name="P4">Slides passados pelo professor.</text:p>
      <text:p text:style-name="P5"/>
      <text:p text:style-name="P3">Descrição da obra:</text:p>
      <text:p text:style-name="P3"><text:tab/><text:span text:style-name="T1">Estudamos já a estrutura de dados Pilha, que também definimos por LIFO (Last-in, First-out), ou seja, o último elemento adicionado é o primeiro a ser retirado. Isso implica na existência de uma outra estrutura de dados FIFO (First-in, First-out), onde o primeiro elemento adicionado é o primeiro a ser retirado – chamamos isso de Fila.</text:span></text:p>
      <text:p text:style-name="P6"><text:tab/><text:span text:style-name="T1">A forma mais simples de implementar uma fila é com um vetor estático de tamanho N, com dois ponteiros, um marcando o começo da fila e o outro marcando o final da fila. </text:span></text:p>
      <text:p text:style-name="P7"><text:tab/>Quando adicionamos um elemento, o colocamos no final da fila e aumentamos o vetor fim, e quando removemos um elemento, obtemos-o do ponteiro começo e aumentamos ele. O vetor esgota sua memória quando o vetor fim apontar para o último espaço alocado.</text:p>
      <text:p text:style-name="P7"><text:tab/>Porém, isso significa que, mesmo se tivermos apenas 50 elementos por vez, cedo ou tarde iremos adicionar e remover elementos o bastante para estourar a memória. Sendo assim, existe uma outra forma de implementar fila mais inteligente: a fila circular.</text:p>
      <text:p text:style-name="P7"><text:tab/>Nela, quando o ponteiro fim chega ao final da fila, ele dá a volta ao começo dela, utilizando-se do espaço antes utilizado no começo da fila, agora vazio já que os elementos ali já foram removidos.</text:p>
      <text:p text:style-name="P7"><text:tab/>Sendo assim, se sempre nos mantivermos com um número de elementos inferior ao tamanho do vetor alocado, nunca teremos um estouro na memória.</text:p>
      <text:p text:style-name="P3"/>
      <text:p text:style-name="Standard"><text:span text:style-name="T2">Comentários (uma opinião crítica sobre as fontes consultadas, relacionando-as – </text:span><text:span text:style-name="T3">obrigatório no mínimo 5 linhas</text:span><text:span text:style-name="T2">):</text:span></text:p>
      <text:p text:style-name="P3"/>
      <text:p text:style-name="P3"><text:tab/><text:span text:style-name="T1">A Fila é uma estrutura de dados interessante de se estudar pelo fato de haver duas pontas nela, isso é, na pilha apenas nos importávamos com o seu topo, enquanto na fila temos que nos importar com seu fundo também.</text:span></text:p>
      <text:p text:style-name="P3"><text:tab/><text:span text:style-name="T1">Sendo assim, ela tem várias formas diferentes de ser implementada, e uma implementação robusta, que pode crescer dinamicamente, não é tão trivial quanto a da pilha, e portanto se mostra ser um desafio maior para nós programadore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 Unicode MS" svg:font-family="'Arial Unicode MS'" style:font-family-generic="swiss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oto Sans" svg:font-family="'Noto Sans'" style:font-family-generic="system" style:font-pitch="variable"/>
    <style:font-face style:name="NotoSans NF" svg:font-family="'NotoSans NF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NotoSans NF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pt" fo:country="BR" style:font-name-asian="Noto Sans" style:font-size-asian="10.5pt" style:language-asian="zh" style:country-asian="CN" style:font-name-complex="NotoSans NF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Sans NF" style:font-family-complex="'NotoSans NF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complex="Arial Unicode MS" style:font-family-complex="'Arial Unicode MS'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" style:font-family-complex="'Arial Unicode MS'" style:font-family-generic-complex="swiss" style:font-pitch-complex="variable"/>
    </style:style>
    <style:style style:name="Título1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nte_20_parág._20_padrão" style:display-name="Fonte parág. padrão" style:family="text"/>
    <style:style style:name="Fonte_20_parág._20_padrão1" style:display-name="Fonte parág. padrão1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Cambria" fo:font-size="10pt" style:font-size-asian="10pt" style:font-name-complex="Tahoma" style:font-size-complex="10pt"/>
    </style:style>
    <style:page-layout style:name="Mpm1">
      <style:page-layout-properties fo:page-width="8.2681in" fo:page-height="11.6929in" style:num-format="1" style:print-orientation="portrait" fo:margin-top="1.1811in" fo:margin-bottom="0.4925in" fo:margin-left="0.9846in" fo:margin-right="0.9846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  <style:style style:name="Mdp1" style:family="drawing-page">
      <style:drawing-page-properties draw:fill="solid" draw:background-size="full" draw:fill-color="#ffffff" draw:opacity="0%"/>
    </style:style>
  </office:automatic-styles>
  <office:master-styles>
    <style:master-page style:name="Standard" style:page-layout-name="Mpm1" draw:style-name="Mdp1">
      <style:footer>
        <text:p text:style-name="MP1">Prof. Marcus Vinicius Maltempi</text:p>
        <text:p text:style-name="MP1">Estruturas de Dados I – Noturno, 1º Sem/2026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Modelo RAN</dc:title>
    <dc:subject/>
    <meta:keyword/>
    <meta:creation-date>2026-03-30T16:51:45.064603919</meta:creation-date>
    <meta:editing-cycles>2</meta:editing-cycles>
    <meta:editing-duration>PT8M16S</meta:editing-duration>
    <meta:generator>LibreOffice/25.8.5.2$Linux_X86_64 LibreOffice_project/580$Build-2</meta:generator>
    <dc:date>2026-03-30T16:59:59.821767961</dc:date>
    <meta:document-statistic meta:table-count="0" meta:image-count="0" meta:object-count="0" meta:page-count="1" meta:paragraph-count="16" meta:word-count="347" meta:character-count="2100" meta:non-whitespace-character-count="1757"/>
    <meta:template xlink:type="simple" xlink:actuate="onRequest" xlink:title="Modelo RAN" xlink:href="../../../../../Templates/Modelo%20RAN.ott" meta:date="2026-03-30T16:51:43.230891714"/>
  </office:meta>
</office:document-meta>
</file>